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cb3" officeooo:paragraph-rsid="001d6cb3"/>
    </style:style>
    <style:style style:name="P2" style:family="paragraph" style:parent-style-name="Standard">
      <style:text-properties fo:font-weight="bold" officeooo:rsid="001d6cb3" officeooo:paragraph-rsid="001d6cb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6cb3" officeooo:paragraph-rsid="001d6cb3" style:font-weight-asian="bold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d6cb3" officeooo:paragraph-rsid="001d6cb3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text-properties officeooo:rsid="001d6cb3" officeooo:paragraph-rsid="001d6cb3"/>
    </style:style>
    <style:style style:name="P6" style:family="paragraph" style:parent-style-name="Standard" style:list-style-name="L2">
      <style:text-properties officeooo:rsid="001d6cb3" officeooo:paragraph-rsid="001d6cb3"/>
    </style:style>
    <style:style style:name="P7" style:family="paragraph" style:parent-style-name="Standard" style:list-style-name="L3">
      <style:text-properties officeooo:rsid="001d6cb3" officeooo:paragraph-rsid="001d6cb3"/>
    </style:style>
    <style:style style:name="P8" style:family="paragraph" style:parent-style-name="Standard" style:list-style-name="L4">
      <style:text-properties officeooo:rsid="001d6cb3" officeooo:paragraph-rsid="001d6cb3"/>
    </style:style>
    <style:style style:name="P9" style:family="paragraph" style:parent-style-name="Standard" style:list-style-name="L5">
      <style:text-properties officeooo:rsid="001d6cb3" officeooo:paragraph-rsid="001d6cb3"/>
    </style:style>
    <style:style style:name="P10" style:family="paragraph" style:parent-style-name="Standard" style:list-style-name="L6">
      <style:text-properties officeooo:rsid="001d6cb3" officeooo:paragraph-rsid="001d6cb3"/>
    </style:style>
    <style:style style:name="P11" style:family="paragraph" style:parent-style-name="Standard" style:list-style-name="L7">
      <style:text-properties officeooo:rsid="001d6cb3" officeooo:paragraph-rsid="001d6cb3"/>
    </style:style>
    <style:style style:name="P12" style:family="paragraph" style:parent-style-name="Standard">
      <style:text-properties officeooo:rsid="001d6cb3" officeooo:paragraph-rsid="001d6cb3"/>
    </style:style>
    <style:style style:name="P13" style:family="paragraph" style:parent-style-name="Standard">
      <style:text-properties officeooo:rsid="001e95b4" officeooo:paragraph-rsid="001e95b4"/>
    </style:style>
    <style:style style:name="P14" style:family="paragraph" style:parent-style-name="Standard" style:list-style-name="L8">
      <style:text-properties officeooo:rsid="001e95b4" officeooo:paragraph-rsid="001e95b4"/>
    </style:style>
    <style:style style:name="P15" style:family="paragraph" style:parent-style-name="Standard" style:list-style-name="L9">
      <style:text-properties officeooo:rsid="001e95b4" officeooo:paragraph-rsid="001e95b4"/>
    </style:style>
    <style:style style:name="T1" style:family="text">
      <style:text-properties officeooo:rsid="001e9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Kishaan Enterprise</text:p>
      <text:p text:style-name="Standard"/>
      <text:p text:style-name="P13">Kishaan Enterprise is a parent company for kishaan mobile app, kishaan mart and kishaan vidhya. Kishaan app generally deal with the farmers directly by providing the information. Kishan mart is for the e-commerce B2B2C and kishaan vidhya is an e-learning platform for agricultural students.</text:p>
      <text:p text:style-name="P13"/>
      <text:p text:style-name="P3">Features for Kishaan <text:span text:style-name="T1">mobile application</text:span> </text:p>
      <text:p text:style-name="P1"/>
      <text:p text:style-name="P2">Weather</text:p>
      <text:p text:style-name="P1"/>
      <text:list xml:id="list2631343612" text:style-name="L1">
        <text:list-item>
          <text:p text:style-name="P5">User current location</text:p>
        </text:list-item>
        <text:list-item>
          <text:p text:style-name="P5">Temperature</text:p>
        </text:list-item>
        <text:list-item>
          <text:p text:style-name="P5">Pressure</text:p>
        </text:list-item>
        <text:list-item>
          <text:p text:style-name="P5">Humidity</text:p>
        </text:list-item>
        <text:list-item>
          <text:p text:style-name="P5">Wind Speed</text:p>
        </text:list-item>
        <text:list-item>
          <text:p text:style-name="P5">Weather Forecasting</text:p>
        </text:list-item>
        <text:list-item>
          <text:p text:style-name="P5">Weather alert</text:p>
        </text:list-item>
      </text:list>
      <text:p text:style-name="P1"/>
      <text:p text:style-name="P2">Simple Recommendation(Data from Krishi Diary)</text:p>
      <text:list xml:id="list2637694044" text:style-name="L2">
        <text:list-item>
          <text:p text:style-name="P6">Crops for the particular area and season</text:p>
        </text:list-item>
        <text:list-item>
          <text:p text:style-name="P6">Breeds and many more.</text:p>
        </text:list-item>
      </text:list>
      <text:p text:style-name="P1"/>
      <text:p text:style-name="P2">Plan</text:p>
      <text:p text:style-name="P1"/>
      <text:list xml:id="list1136909899" text:style-name="L3">
        <text:list-item>
          <text:p text:style-name="P7">Description of particular crop/item</text:p>
        </text:list-item>
        <text:list-item>
          <text:p text:style-name="P7">Problems that may occur in the particular item and solution for the specific problem</text:p>
        </text:list-item>
        <text:list-item>
          <text:p text:style-name="P7">User can select and add them into their planning section.</text:p>
        </text:list-item>
        <text:list-item>
          <text:p text:style-name="P7">From the planning section user can get alert i.e. suggestion.</text:p>
        </text:list-item>
        <text:list-item>
          <text:p text:style-name="P7">Progress report</text:p>
        </text:list-item>
      </text:list>
      <text:p text:style-name="P1"/>
      <text:p text:style-name="P2">Care</text:p>
      <text:p text:style-name="P1"/>
      <text:list xml:id="list1824240239" text:style-name="L4">
        <text:list-item>
          <text:p text:style-name="P8">Offline care for premium users . Package price varies with the facilities.</text:p>
        </text:list-item>
      </text:list>
      <text:p text:style-name="P1"/>
      <text:p text:style-name="P2">News</text:p>
      <text:list xml:id="list1668812377" text:style-name="L5">
        <text:list-item>
          <text:p text:style-name="P9">News (samachar)</text:p>
        </text:list-item>
        <text:list-item>
          <text:p text:style-name="P9">Events(conducted by gov, non-gov, or private bodies)</text:p>
        </text:list-item>
        <text:list-item>
          <text:p text:style-name="P9">plans</text:p>
        </text:list-item>
      </text:list>
      <text:p text:style-name="P1"/>
      <text:p text:style-name="P2">Training</text:p>
      <text:p text:style-name="P1"/>
      <text:list xml:id="list2393257616" text:style-name="L6">
        <text:list-item>
          <text:p text:style-name="P10">Courses/ offline training</text:p>
        </text:list-item>
      </text:list>
      <text:p text:style-name="P1"/>
      <text:p text:style-name="P2">Lease</text:p>
      <text:p text:style-name="P1"/>
      <text:list xml:id="list2557596048" text:style-name="L7">
        <text:list-item>
          <text:p text:style-name="P11">Land/ farm on lease.</text:p>
        </text:list-item>
        <text:list-item>
          <text:p text:style-name="P11">Animals / seeds (only sell to kishaan)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3">Features of Kishaan Mart</text:p>
      <text:p text:style-name="P13"/>
      <text:list xml:id="list1943612155" text:style-name="L8">
        <text:list-item>
          <text:p text:style-name="P14">e-commerce</text:p>
        </text:list-item>
      </text:list>
      <text:p text:style-name="P13"/>
      <text:p text:style-name="P13">Features of Kishaan Vidhya</text:p>
      <text:p text:style-name="P13"/>
      <text:list xml:id="list397835345" text:style-name="L9">
        <text:list-item>
          <text:p text:style-name="P15">e-learning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46:26.723910655</meta:creation-date>
    <dc:date>2021-04-14T20:21:49.172556941</dc:date>
    <meta:editing-duration>PT11M5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5" meta:word-count="194" meta:character-count="1150" meta:non-whitespace-character-count="1013"/>
  </office:meta>
</office:document-meta>
</file>